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20000002000001C0000001E34C7C7FA819AD9F08.eps" manifest:media-type="image/x-eps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803cm" svg:height="17.038cm" svg:x="1.199cm" svg:y="0.98cm">
          <draw:image xlink:href="Pictures/20000002000001C0000001E34C7C7FA819AD9F08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6600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line-distance="0.762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ff6600" draw:marker-start-width="0.356cm" draw:marker-end="Arrow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2T15:52:42.341607707</meta:creation-date>
    <dc:date>2016-03-28T23:12:35.848327000</dc:date>
    <meta:editing-duration>PT22H53M33S</meta:editing-duration>
    <meta:editing-cycles>14</meta:editing-cycles>
    <meta:generator>LibreOffice/5.1.1.3$MacOSX_X86_64 LibreOffice_project/89f508ef3ecebd2cfb8e1def0f0ba9a803b88a6d</meta:generator>
    <meta:document-statistic meta:object-count="1"/>
  </office:meta>
</office:document-meta>
</file>